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1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916939288284061432" text:style-name="L1">
        <text:list-item>
          <text:list>
            <text:list-header>
              <text:p text:style-name="P22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21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5">Tues 8/15/2017 18 miles - a training run for the marathon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1823910974419730745" text:style-name="L2">
        <text:list-item>
          <text:list>
            <text:list-header>
              <text:p text:style-name="P23">41.8 miles in the last week </text:p>
              <text:p text:style-name="P23"/>
            </text:list-header>
          </text:list>
        </text:list-item>
      </text:list>
      <text:p text:style-name="P15"/>
      <text:p text:style-name="P15"/>
      <text:p text:style-name="P17"><text:soft-page-break/><text:span text:style-name="T2">Sat 8/19/2017 </text:span>4.5 miles </text:p>
      <text:p text:style-name="P18">I ran on the high school track. <text:s/>First I ran 2 miles. Splits: 9:21, (4:16+3:56) = 8:10</text:p>
      <text:p text:style-name="P18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8"/>
      <text:p text:style-name="P18">Sun 8/20/2017 <text:span text:style-name="T1">3 miles</text:span> <text:span text:style-name="T1">– Resting for the Gettysburg Alumni Race next Saturday</text:span></text:p>
      <text:p text:style-name="P18">I ran 3 miles on hilly roads and grass and averaged 9:35/mile. <text:s/>It was 83 degrees.</text:p>
      <text:p text:style-name="P18"/>
      <text:p text:style-name="P18">Mon 8/21/2017 <text:span text:style-name="T1">5 miles </text:span></text:p>
      <text:p text:style-name="P18">It was 84 degrees and I had a nice 5 mile run on hilly roads and grass with Mark Ams.</text:p>
      <text:p text:style-name="P18"/>
      <text:p text:style-name="P18">Tues 8/22/2107 <text:span text:style-name="T1">2.5 miles </text:span></text:p>
      <text:p text:style-name="P18">I ran 2.5 miles on hilly roads and grass and averaged 9:14/mile. <text:s/>I am taking it easy because I will be running the alumni race on Saturday at Gettysburg College.</text:p>
      <text:p text:style-name="P18"/>
      <text:p text:style-name="P18">Wed 8/23/2017 <text:span text:style-name="T1">3 miles</text:span></text:p>
      <text:p text:style-name="P18">I ran ½ mile to the Wise Center, road 2.8 miles on a stationary bike and ran ½ mile home.</text:p>
      <text:p text:style-name="P18"/>
      <text:p text:style-name="P18">Thur 8/24/2017 <text:span text:style-name="T1">no running <text:s text:c="5"/>The 5k alumni race is on Saturday.</text:span></text:p>
      <text:p text:style-name="P17"/>
      <text:p text:style-name="P18">Fri 8/25/2017 <text:s/><text:span text:style-name="T1">3 miles</text:span></text:p>
      <text:p text:style-name="P18">After driving to Gettysburg College I had a 3 mile run around the campus and surrounding area. </text:p>
      <text:p text:style-name="P18"/>
      <text:p text:style-name="P17">21 miles in the last week </text:p>
      <text:p text:style-name="P17"/>
      <text:p text:style-name="P12"/>
      <text:p text:style-name="P12"/>
      <text:p text:style-name="P12"/>
      <text:p text:style-name="P11"><text:soft-page-break/>Sat 8/26/2017 <text:s/><text:span text:style-name="T1">5.25 miles</text:span></text:p>
      <text:p text:style-name="P11">I ran in the 40<text:span text:style-name="T3">th</text:span> annual alumni 5K at Gettysburg College. <text:s/>Mile splits: 8:14, 8:14, 7:55. We had a great time at the dinner on Friday, 5K run and picnic.</text:p>
      <text:p text:style-name="P11"/>
      <text:p text:style-name="P11">Sun 8/27/2017 <text:span text:style-name="T1">3 miles</text:span></text:p>
      <text:p text:style-name="P11">Back in Meadville I jogged <text:s/>3 miles on hilly roads and grass.</text:p>
      <text:p text:style-name="P11"/>
      <text:p text:style-name="P11">Mon 8/28/2017 <text:span text:style-name="T1">3 miles</text:span></text:p>
      <text:p text:style-name="P11">I ran 1 mile to the Allegheny track, 1 mile on the track and 1 mile home for 3 miles in 30:05.</text:p>
      <text:p text:style-name="P11"/>
      <text:p text:style-name="P11">Tues 8/29/2017 <text:s/><text:span text:style-name="T1">20.5</text:span><text:span text:style-name="T1"> miles - a training run for the marathon</text:span></text:p>
      <text:p text:style-name="P11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11">1<text:span text:style-name="T3">st</text:span> <text:s/>6 miles: <text:tab/>10:35, 9:59, 9:57, 9:58, 9:47, 9:30 <text:tab/>Average = <text:s/>9:57</text:p>
      <text:p text:style-name="P11">2<text:span text:style-name="T3">nd</text:span> 6 miles: <text:tab/>10:37, 9:57, 9:57, 9:53, 9:45, 8:29 <text:tab/>Average = <text:s/>9:56</text:p>
      <text:p text:style-name="P11">3<text:span text:style-name="T3">rd</text:span> 6 miles:<text:tab/>10:27, 9:41, 9:33, 9:15, 8:57, 8:50<text:tab/>Average = <text:s/>9:27</text:p>
      <text:p text:style-name="P11">The last 2 miles:<text:tab/> <text:s/>8:59, 9:18<text:tab/><text:tab/></text:p>
      <text:p text:style-name="P11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11"/>
      <text:p text:style-name="P12">Now I will start resting for the Erie Marathon in 12 days.</text:p>
      <text:p text:style-name="P12"/>
      <text:p text:style-name="P12"><text:span text:style-name="T2">Wed 8/30/2017</text:span> 4.25 miles</text:p>
      <text:p text:style-name="P11">I walked and ran 4 miles on hilly roads. <text:s/>I walked ¼ mile, ran ¼ mile and repeated until I reached 4 miles. The average pace was 12:50/mi. <text:s/>I warmed down with a ¼ mile walk. </text:p>
      <text:p text:style-name="P11"/>
      <text:p text:style-name="P11">Thur 8/31/2017 <text:span text:style-name="T1">5 miles </text:span></text:p>
      <text:p text:style-name="P11">I had a nice 5 mile run on hilly roads and grass with Mark Ams.</text:p>
      <text:p text:style-name="P11"/>
      <text:p text:style-name="P11">Fri 9/1/2017 <text:span text:style-name="T1">no running</text:span></text:p>
      <text:p text:style-name="P12"/>
      <text:p text:style-name="P12">41 miles in the last week</text:p>
      <text:p text:style-name="P16"/>
      <text:p text:style-name="P16"/>
      <text:p text:style-name="P19"><text:soft-page-break/>Sat 9/2/2017 <text:span text:style-name="T1">2 miles</text:span></text:p>
      <text:p text:style-name="P19">I ran 1 mile on a treadmill in 9:29.</text:p>
      <text:p text:style-name="P19">Then I used the weight machines to do about 18 exercises for a full body workout.</text:p>
      <text:p text:style-name="P19">I finished with a mile in 9:00 on a treadmill.</text:p>
      <text:p text:style-name="P19"/>
      <text:p text:style-name="P19">Sun 9/3/2017 <text:span text:style-name="T1">4 miles</text:span></text:p>
      <text:p text:style-name="P19">I ran 4 miles on hilly roads and averaged 9:56/mile.</text:p>
      <text:p text:style-name="P19"/>
      <text:p text:style-name="P19">Mon 9/4/2017 <text:span text:style-name="T1">1mile</text:span></text:p>
      <text:p text:style-name="P19">I walked 1 mile with Mary Jane on a hilly loop.</text:p>
      <text:p text:style-name="P19"/>
      <text:p text:style-name="P19">Tues 9/5/2017 <text:span text:style-name="T1">4 miles</text:span></text:p>
      <text:p text:style-name="P19">I ran ½ mile to the Wise Center.</text:p>
      <text:p text:style-name="P19">On a treadmill I ran 3 miles and averaged 9:20/mile. Then I jogged a ½ mile.</text:p>
      <text:p text:style-name="P19"/>
      <text:p text:style-name="P19">Wed 9/6/2014 <text:span text:style-name="T1">no running</text:span></text:p>
      <text:p text:style-name="P19"/>
      <text:p text:style-name="P19">Thur 9/7/2017 <text:span text:style-name="T1">4 miles</text:span></text:p>
      <text:p text:style-name="P19">I jogged 1 mile, ran 2 miles on relatively flat roads and then warmed down with a </text:p>
      <text:p text:style-name="P19">1 mile jog. <text:s/>The splits on the 2 miles were 9:47 and 9:13.</text:p>
      <text:p text:style-name="P19"/>
      <text:p text:style-name="P19">Fri 9/8/2017 <text:span text:style-name="T1">4 miles</text:span> </text:p>
      <text:p text:style-name="P19">I did the same workout as yesterday. The splits on the 2 miles were 9:32 and 9:02.</text:p>
      <text:p text:style-name="P19"/>
      <text:p text:style-name="P20">19 miles in the last week</text:p>
      <text:p text:style-name="P20"/>
      <text:p text:style-name="P20"/>
      <text:p text:style-name="P20"/>
      <text:p text:style-name="P17"><text:soft-page-break/><text:span text:style-name="T2">Sat 9/9/2017 </text:span>no running</text:p>
      <text:p text:style-name="P17"/>
      <text:p text:style-name="P18">Sun 9/10/2017 <text:span text:style-name="T1">26.5 miles</text:span></text:p>
      <text:p text:style-name="P18">I ran the Erie Marathon. <text:s/>It was cool at the start and got up to about 62 degrees by the end of the run. <text:s/>I had plenty of liquids and calories. <text:s/>During a marathon I usually take 3 or 4 Salt Sticks (saltstick.com) but forgot to bring them. <text:s/>At the end of the run I was dizzy. <text:s/>The dizziness went away after I ate a small bag of potato chips with water.</text:p>
      <text:p text:style-name="P18">1<text:span text:style-name="T3">st</text:span> half time: <text:s/>2:03:15</text:p>
      <text:p text:style-name="P18">2<text:span text:style-name="T3">nd</text:span> half time: 2:05:18</text:p>
      <text:p text:style-name="P18">Chip time:<text:tab/> <text:s text:c="3"/>4:08:33 or 9:29/mi </text:p>
      <text:p text:style-name="P18"/>
      <text:p text:style-name="P18">Mon 9/11/2017 <text:span text:style-name="T1">no running</text:span></text:p>
      <text:p text:style-name="P17"/>
      <text:p text:style-name="P18">Tues 9/12/2017 <text:span text:style-name="T1">2 miles</text:span></text:p>
      <text:p text:style-name="P18">I jogged out and back on hilly roads for 2 miles. <text:s/>My legs felt better when I was running uphill. Splits: 14:30 and 11:55</text:p>
      <text:p text:style-name="P18"/>
      <text:p text:style-name="P18">Wed 9/13/2017 <text:span text:style-name="T1">2 miles</text:span></text:p>
      <text:p text:style-name="P18">I did the same run as yesterday. Splits: 11:15 and 10:11</text:p>
      <text:p text:style-name="P18"/>
      <text:p text:style-name="P18">Thur 9/14/2017 <text:span text:style-name="T1">4 miles</text:span></text:p>
      <text:p text:style-name="P18">I walked and ran 4 miles on a mostly flat course and averaged about 12:00/mile. <text:s/>At the beginning of each ¼ mile I walked about 55 yards. </text:p>
      <text:p text:style-name="P18"/>
      <text:p text:style-name="P18">Fri 9/15/2017 <text:span text:style-name="T1">6 miles</text:span></text:p>
      <text:p text:style-name="P18">I ran the same slightly hilly 6 mile loop as I did on August 15 and 29 when I ran 3 x 6 miles for my 18 and 20 mile runs. Today I felt better as I ran and think I am recovering fast from Sunday's marathon.</text:p>
      <text:p text:style-name="P18">Today's splits: 10:59, 10:23: 10:10, 9:55, 9:13, 8:56 <text:s text:c="2"/>Average pace 9:56</text:p>
      <text:p text:style-name="P18"/>
      <text:p text:style-name="P17">40.5 miles in the last week</text:p>
      <text:p text:style-name="P17"/>
      <text:p text:style-name="P17"/>
      <text:p text:style-name="P17"/>
      <text:p text:style-name="P17"/>
      <text:p text:style-name="P17"><text:soft-page-break/><text:span text:style-name="T2">Sat 9/16/2017</text:span> no running</text:p>
      <text:p text:style-name="P18"/>
      <text:p text:style-name="P18">Sun 9/17/2017 <text:span text:style-name="T1">2 miles</text:span></text:p>
      <text:p text:style-name="P18">I walked 2 miles on a hilly course and averaged 15:45/mile. <text:s/>I felt tired. <text:s/></text:p>
      <text:p text:style-name="P18"/>
      <text:p text:style-name="P18">Mon 9/18/2017 <text:span text:style-name="T1">4 miles</text:span></text:p>
      <text:p text:style-name="P18">I ran 1 mile to the Allegheny track in 10:29 and rested 2:00.</text:p>
      <text:p text:style-name="P18">Then I ran 8 x 200 meters with a 200 meter jog after each run. <text:s/>Each jog took about 1:30. <text:s/>The first 4 runs averaged 63 s and the second 4 averaged 59.4 s.</text:p>
      <text:p text:style-name="P18">I warmed down with a 1 mile jog home.</text:p>
      <text:p text:style-name="P18"/>
      <text:p text:style-name="P18">Tues 9/19/2017 <text:span text:style-name="T1">4 miles</text:span></text:p>
      <text:p text:style-name="P18">I ran 4 miles mainly on a hilly course in 38:40 or 9:40/mile. <text:s/>At the beginning of the 2<text:span text:style-name="T3">nd</text:span> mile and at the end of the 3<text:span text:style-name="T3">rd</text:span> mile I ran 200 meters on level ground. <text:s/>Times for the 200 meter runs: 59 s and 56 s. I felt better than I did yesterday.</text:p>
      <text:p text:style-name="P18"/>
      <text:p text:style-name="P18">Wed 9/20/2017 <text:span text:style-name="T1">4.5 miles</text:span></text:p>
      <text:p text:style-name="P18">I ran almost the same hilly 4 mile course as yesterday except I added on about ¼ mile in the middle of the course. <text:s/>Today I ran 4.25 miles in 38:10 or 8:58/mile. <text:s/>At the beginning of the 2<text:span text:style-name="T3">nd</text:span> mile and at the beginning of the 4<text:span text:style-name="T3">th </text:span><text:s/>mile I ran 200 meters on level ground. <text:s/>Times for the 200 meter runs: 56 s and 57 s. <text:s/>I walked ¼ mile to warm down. <text:s/>I felt better than I did yesterday.</text:p>
      <text:p text:style-name="P18"/>
      <text:p text:style-name="P18">Thur 9/21/2017 <text:span text:style-name="T1">5.8 miles</text:span></text:p>
      <text:p text:style-name="P18">I ran 2 miles on slightly hilly roads in 18:01 or 9:00/mile. This run included a 200 meter stretch that I ran on level ground at the beginning of the second mile in 60 s. <text:s/>Then I ran 3.8 miles mainly with Mark Ams. <text:s/>This run included </text:p>
      <text:p text:style-name="P18">6 x 200 meters on the college track with a 200 meter jog after each run. <text:s/>The jogs were all about 1:45. The 200 meter runs averaged 60 s.</text:p>
      <text:p text:style-name="P18"/>
      <text:p text:style-name="P18">Fri 9/22/2017 <text:span text:style-name="T1">no running</text:span></text:p>
      <text:p text:style-name="P18"><text:span text:style-name="T1"/></text:p>
      <text:p text:style-name="P18"><text:span text:style-name="T1">20.3 miles in the last week</text:span></text:p>
      <text:p text:style-name="P1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9-22T13:17:48.38</dc:date>
    <dc:creator>James Lombardi</dc:creator>
    <meta:editing-duration>PT22H52M3S</meta:editing-duration>
    <meta:editing-cycles>144</meta:editing-cycles>
    <meta:generator>OpenOffice/4.1.2$Win32 OpenOffice.org_project/412m3$Build-9782</meta:generator>
    <meta:document-statistic meta:table-count="0" meta:image-count="0" meta:object-count="0" meta:page-count="11" meta:paragraph-count="201" meta:word-count="3837" meta:character-count="19334"/>
  </office:meta>
</office:document-meta>
</file>